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language="ro" fo:country="RO" officeooo:rsid="00160e4b" officeooo:paragraph-rsid="00160e4b"/>
    </style:style>
    <style:style style:name="P2" style:family="paragraph" style:parent-style-name="Standard">
      <style:paragraph-properties fo:text-align="justify" style:justify-single-word="false"/>
      <style:text-properties style:font-name="Calibri" fo:language="ro" fo:country="RO" officeooo:rsid="00160e4b" officeooo:paragraph-rsid="002bfff2"/>
    </style:style>
    <style:style style:name="P3" style:family="paragraph" style:parent-style-name="Standard">
      <style:text-properties style:font-name="Calibri" fo:language="ro" fo:country="RO" officeooo:rsid="002b2b4e" officeooo:paragraph-rsid="002b2b4e"/>
    </style:style>
    <style:style style:name="P4" style:family="paragraph" style:parent-style-name="Standard">
      <style:paragraph-properties fo:text-align="justify" style:justify-single-word="false"/>
      <style:text-properties style:font-name="Calibri" fo:language="ro" fo:country="RO" officeooo:rsid="002b2b4e" officeooo:paragraph-rsid="002b2b4e"/>
    </style:style>
    <style:style style:name="P5" style:family="paragraph" style:parent-style-name="Standard">
      <style:text-properties style:font-name="Calibri" fo:language="ro" fo:country="RO" officeooo:rsid="0035404e" officeooo:paragraph-rsid="0035404e"/>
    </style:style>
    <style:style style:name="P6" style:family="paragraph" style:parent-style-name="Standard">
      <style:text-properties style:font-name="Calibri" fo:language="ro" fo:country="RO" fo:font-weight="bold" officeooo:rsid="0035404e" officeooo:paragraph-rsid="0035404e" style:font-weight-asian="bold" style:font-weight-complex="bold"/>
    </style:style>
    <style:style style:name="P7" style:family="paragraph" style:parent-style-name="Standard">
      <style:paragraph-properties fo:text-align="justify" style:justify-single-word="false"/>
      <style:text-properties style:font-name="Calibri" fo:language="ro" fo:country="RO" fo:font-weight="bold" officeooo:rsid="0039cbb0" officeooo:paragraph-rsid="0039cbb0" style:font-weight-asian="bold" style:font-weight-complex="bold"/>
    </style:style>
    <style:style style:name="P8" style:family="paragraph" style:parent-style-name="Standard">
      <style:text-properties style:font-name="Calibri" fo:language="ro" fo:country="RO" fo:font-weight="bold" officeooo:rsid="0035fa4f" officeooo:paragraph-rsid="0035fa4f" style:font-weight-asian="bold" style:font-weight-complex="bold"/>
    </style:style>
    <style:style style:name="P9" style:family="paragraph" style:parent-style-name="Standard">
      <style:text-properties style:font-name="Calibri" fo:language="ro" fo:country="RO" fo:font-weight="bold" officeooo:rsid="005ad930" officeooo:paragraph-rsid="005ad930" style:font-weight-asian="bold" style:font-weight-complex="bold"/>
    </style:style>
    <style:style style:name="P10" style:family="paragraph" style:parent-style-name="Standard">
      <style:paragraph-properties fo:text-align="justify" style:justify-single-word="false"/>
      <style:text-properties style:font-name="Calibri" fo:language="ro" fo:country="RO" fo:font-weight="bold" officeooo:rsid="005ad930" officeooo:paragraph-rsid="005ad930" style:font-weight-asian="bold" style:font-weight-complex="bold"/>
    </style:style>
    <style:style style:name="P11" style:family="paragraph" style:parent-style-name="Standard">
      <style:paragraph-properties fo:text-align="justify" style:justify-single-word="false"/>
      <style:text-properties style:font-name="Calibri" fo:language="ro" fo:country="RO" fo:font-weight="bold" officeooo:rsid="0069cb77" officeooo:paragraph-rsid="0069cb77" style:font-weight-asian="bold" style:font-weight-complex="bold"/>
    </style:style>
    <style:style style:name="P12" style:family="paragraph" style:parent-style-name="Standard">
      <style:text-properties style:font-name="Calibri" fo:language="ro" fo:country="RO" officeooo:rsid="0035fa4f" officeooo:paragraph-rsid="0035fa4f"/>
    </style:style>
    <style:style style:name="P13" style:family="paragraph" style:parent-style-name="Standard">
      <style:text-properties style:font-name="Calibri" fo:language="ro" fo:country="RO" officeooo:rsid="00371377" officeooo:paragraph-rsid="00371377"/>
    </style:style>
    <style:style style:name="P14" style:family="paragraph" style:parent-style-name="Standard">
      <style:paragraph-properties fo:text-align="justify" style:justify-single-word="false"/>
      <style:text-properties style:font-name="Calibri" fo:language="ro" fo:country="RO" officeooo:rsid="00371377" officeooo:paragraph-rsid="0035404e"/>
    </style:style>
    <style:style style:name="P15" style:family="paragraph" style:parent-style-name="Standard">
      <style:paragraph-properties fo:text-align="justify" style:justify-single-word="false"/>
      <style:text-properties style:font-name="Calibri" fo:language="ro" fo:country="RO" officeooo:rsid="00371377" officeooo:paragraph-rsid="00371377"/>
    </style:style>
    <style:style style:name="P16" style:family="paragraph" style:parent-style-name="Standard">
      <style:paragraph-properties fo:text-align="justify" style:justify-single-word="false"/>
      <style:text-properties style:font-name="Calibri" fo:language="ro" fo:country="RO" officeooo:rsid="00371377" officeooo:paragraph-rsid="0055cf23"/>
    </style:style>
    <style:style style:name="P17" style:family="paragraph" style:parent-style-name="Standard">
      <style:paragraph-properties fo:text-align="justify" style:justify-single-word="false"/>
      <style:text-properties style:font-name="Calibri" fo:language="ro" fo:country="RO" officeooo:rsid="0039cbb0" officeooo:paragraph-rsid="0039cbb0"/>
    </style:style>
    <style:style style:name="P18" style:family="paragraph" style:parent-style-name="Standard">
      <style:text-properties style:font-name="Calibri" fo:language="ro" fo:country="RO" officeooo:rsid="005215a9" officeooo:paragraph-rsid="005215a9"/>
    </style:style>
    <style:style style:name="P19" style:family="paragraph" style:parent-style-name="Standard">
      <style:paragraph-properties fo:text-align="justify" style:justify-single-word="false"/>
      <style:text-properties style:font-name="Calibri" fo:language="ro" fo:country="RO" fo:font-weight="normal" officeooo:rsid="005ad930" officeooo:paragraph-rsid="005ad930" style:font-weight-asian="normal" style:font-weight-complex="normal"/>
    </style:style>
    <style:style style:name="P20" style:family="paragraph" style:parent-style-name="Standard">
      <style:paragraph-properties fo:text-align="justify" style:justify-single-word="false"/>
      <style:text-properties style:font-name="Calibri" fo:language="ro" fo:country="RO" fo:font-weight="normal" officeooo:rsid="00160e4b" officeooo:paragraph-rsid="00160e4b" style:font-weight-asian="normal" style:font-weight-complex="normal"/>
    </style:style>
    <style:style style:name="P21" style:family="paragraph" style:parent-style-name="Standard">
      <style:text-properties style:font-name="Calibri" fo:language="ro" fo:country="RO" officeooo:rsid="005b5b94" officeooo:paragraph-rsid="005e9e45"/>
    </style:style>
    <style:style style:name="P22" style:family="paragraph" style:parent-style-name="Standard">
      <style:paragraph-properties fo:text-align="justify" style:justify-single-word="false"/>
      <style:text-properties style:font-name="Calibri" fo:language="ro" fo:country="RO" officeooo:rsid="005b5b94" officeooo:paragraph-rsid="005e9e45"/>
    </style:style>
    <style:style style:name="P23" style:family="paragraph" style:parent-style-name="Standard">
      <style:text-properties style:font-name="Calibri" fo:language="ro" fo:country="RO" officeooo:rsid="005fd069" officeooo:paragraph-rsid="005fd069"/>
    </style:style>
    <style:style style:name="P24" style:family="paragraph" style:parent-style-name="Standard">
      <style:text-properties style:font-name="Calibri" fo:language="ro" fo:country="RO" officeooo:rsid="005fd069" officeooo:paragraph-rsid="00659644"/>
    </style:style>
    <style:style style:name="P25" style:family="paragraph" style:parent-style-name="Standard">
      <style:paragraph-properties fo:text-align="justify" style:justify-single-word="false"/>
      <style:text-properties style:font-name="Calibri" fo:language="ro" fo:country="RO" officeooo:rsid="005fd069" officeooo:paragraph-rsid="005fd069"/>
    </style:style>
    <style:style style:name="P26" style:family="paragraph" style:parent-style-name="Standard">
      <style:text-properties style:font-name="Calibri" fo:language="ro" fo:country="RO" fo:font-style="italic" officeooo:rsid="005fd069" officeooo:paragraph-rsid="005fd069" style:font-style-asian="italic" style:font-style-complex="italic"/>
    </style:style>
    <style:style style:name="P27" style:family="paragraph" style:parent-style-name="Standard">
      <style:paragraph-properties fo:text-align="justify" style:justify-single-word="false"/>
      <style:text-properties style:font-name="Calibri" fo:language="ro" fo:country="RO" officeooo:rsid="0066d850" officeooo:paragraph-rsid="0066d850"/>
    </style:style>
    <style:style style:name="P28" style:family="paragraph" style:parent-style-name="Standard">
      <style:paragraph-properties fo:text-align="justify" style:justify-single-word="false"/>
      <style:text-properties style:font-name="Calibri" fo:language="ro" fo:country="RO" officeooo:rsid="0066d850" officeooo:paragraph-rsid="005fd069"/>
    </style:style>
    <style:style style:name="P29" style:family="paragraph" style:parent-style-name="Standard">
      <style:paragraph-properties fo:text-align="justify" style:justify-single-word="false"/>
      <style:text-properties style:font-name="Calibri" fo:language="ro" fo:country="RO" officeooo:rsid="00683c66" officeooo:paragraph-rsid="00683c66"/>
    </style:style>
    <style:style style:name="P30" style:family="paragraph" style:parent-style-name="Standard">
      <style:paragraph-properties fo:text-align="justify" style:justify-single-word="false"/>
      <style:text-properties style:font-name="Calibri" fo:language="ro" fo:country="RO" officeooo:rsid="0069cb77" officeooo:paragraph-rsid="0069cb77"/>
    </style:style>
    <style:style style:name="P31" style:family="paragraph" style:parent-style-name="Standard">
      <style:paragraph-properties fo:text-align="justify" style:justify-single-word="false"/>
      <style:text-properties style:font-name="Calibri" fo:language="ro" fo:country="RO" officeooo:rsid="006b3141" officeooo:paragraph-rsid="006b3141"/>
    </style:style>
    <style:style style:name="P32" style:family="paragraph" style:parent-style-name="Standard">
      <style:paragraph-properties fo:text-align="justify" style:justify-single-word="false"/>
      <style:text-properties style:font-name="Calibri" fo:language="ro" fo:country="RO" officeooo:rsid="006bf190" officeooo:paragraph-rsid="006bf190"/>
    </style:style>
    <style:style style:name="P33" style:family="paragraph" style:parent-style-name="Standard">
      <style:text-properties style:font-name="Calibri" fo:language="ro" fo:country="RO" officeooo:rsid="0055cf23" officeooo:paragraph-rsid="006bf190"/>
    </style:style>
    <style:style style:name="P34" style:family="paragraph" style:parent-style-name="Standard">
      <style:text-properties style:font-name="Calibri" fo:font-size="12pt" fo:language="ro" fo:country="RO" fo:font-weight="normal" officeooo:rsid="00371377" officeooo:paragraph-rsid="00371377"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language="ro" fo:country="RO" fo:font-weight="normal" officeooo:rsid="00371377" officeooo:paragraph-rsid="00371377"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language="ro" fo:country="RO" fo:font-weight="normal" officeooo:rsid="00371377" officeooo:paragraph-rsid="003af28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language="ro" fo:country="RO" fo:font-weight="normal" officeooo:rsid="00371377" officeooo:paragraph-rsid="0055cf23"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language="ro" fo:country="RO" fo:font-weight="normal" officeooo:rsid="00516f8a" officeooo:paragraph-rsid="00516f8a" style:font-size-asian="12pt" style:font-weight-asian="normal" style:font-size-complex="12pt" style:font-weight-complex="normal"/>
    </style:style>
    <style:style style:name="P39" style:family="paragraph" style:parent-style-name="Standard">
      <style:text-properties style:font-name="Calibri" fo:font-size="12pt" fo:language="ro" fo:country="RO" fo:font-weight="normal" officeooo:rsid="0055cf23" officeooo:paragraph-rsid="0055cf23" style:font-size-asian="12pt" style:font-weight-asian="normal" style:font-size-complex="12pt" style:font-weight-complex="normal"/>
    </style:style>
    <style:style style:name="P40" style:family="paragraph" style:parent-style-name="Standard">
      <style:text-properties style:font-name="Calibri" fo:font-size="12pt" fo:language="ro" fo:country="RO" fo:font-weight="normal" officeooo:rsid="0055cf23" officeooo:paragraph-rsid="006bf19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language="ro" fo:country="RO" officeooo:rsid="0048e649" officeooo:paragraph-rsid="0048e649" style:font-size-asian="12pt" style:font-size-complex="12pt"/>
    </style:style>
    <style:style style:name="P42" style:family="paragraph" style:parent-style-name="Standard">
      <style:paragraph-properties fo:text-align="justify" style:justify-single-word="false"/>
      <style:text-properties style:font-name="Calibri" fo:font-size="12pt" fo:language="ro" fo:country="RO" officeooo:rsid="004b48bd" officeooo:paragraph-rsid="004b48bd" style:font-size-asian="12pt" style:font-size-complex="12pt"/>
    </style:style>
    <style:style style:name="P43" style:family="paragraph" style:parent-style-name="Standard">
      <style:paragraph-properties fo:text-align="justify" style:justify-single-word="false"/>
      <style:text-properties style:font-name="Calibri" fo:font-size="12pt" fo:language="ro" fo:country="RO" officeooo:rsid="004c3b73" officeooo:paragraph-rsid="004c3b73" style:font-size-asian="12pt" style:font-size-complex="12pt"/>
    </style:style>
    <style:style style:name="P44" style:family="paragraph" style:parent-style-name="Standard">
      <style:paragraph-properties fo:text-align="justify" style:justify-single-word="false"/>
      <style:text-properties style:font-name="Calibri" fo:font-size="12pt" fo:language="ro" fo:country="RO" officeooo:rsid="004c3b73" officeooo:paragraph-rsid="004e31b3" style:font-size-asian="12pt" style:font-size-complex="12pt"/>
    </style:style>
    <style:style style:name="P45" style:family="paragraph" style:parent-style-name="Standard">
      <style:paragraph-properties fo:text-align="justify" style:justify-single-word="false"/>
      <style:text-properties style:font-name="Calibri" fo:font-size="12pt" fo:language="ro" fo:country="RO" officeooo:rsid="0035404e" officeooo:paragraph-rsid="0035404e" style:font-size-asian="12pt" style:font-size-complex="12pt"/>
    </style:style>
    <style:style style:name="P46" style:family="paragraph" style:parent-style-name="Standard">
      <style:paragraph-properties fo:text-align="justify" style:justify-single-word="false"/>
      <style:text-properties style:font-name="Calibri" fo:font-size="12pt" fo:language="ro" fo:country="RO" fo:font-weight="bold" officeooo:rsid="00371377" officeooo:paragraph-rsid="0055cf23" style:font-size-asian="12pt" style:font-weight-asian="bold" style:font-size-complex="12pt" style:font-weight-complex="bold"/>
    </style:style>
    <style:style style:name="P47" style:family="paragraph" style:parent-style-name="Standard">
      <style:paragraph-properties fo:text-align="justify" style:justify-single-word="false"/>
      <style:text-properties style:font-name="Calibri" fo:font-size="12pt" fo:language="ro" fo:country="RO" fo:font-weight="bold" officeooo:rsid="003af287" officeooo:paragraph-rsid="0055cf23" style:font-size-asian="12pt" style:font-weight-asian="bold" style:font-size-complex="12pt" style:font-weight-complex="bold"/>
    </style:style>
    <style:style style:name="P48" style:family="paragraph" style:parent-style-name="Standard">
      <style:paragraph-properties fo:margin-left="0.4925in" fo:margin-right="0in" fo:text-align="justify" style:justify-single-word="false" fo:text-indent="0in" style:auto-text-indent="false"/>
      <style:text-properties style:font-name="Calibri" fo:font-size="12pt" fo:language="ro" fo:country="RO" officeooo:rsid="004c3b73" officeooo:paragraph-rsid="004c3b73" style:font-size-asian="12pt" style:font-size-complex="12pt"/>
    </style:style>
    <style:style style:name="P49" style:family="paragraph" style:parent-style-name="Standard">
      <style:paragraph-properties fo:margin-left="0.4925in" fo:margin-right="0in" fo:text-indent="0in" style:auto-text-indent="false"/>
      <style:text-properties style:font-name="Calibri" fo:language="ro" fo:country="RO" officeooo:rsid="005fd069" officeooo:paragraph-rsid="005fd069"/>
    </style:style>
    <style:style style:name="P50" style:family="paragraph" style:parent-style-name="Standard">
      <style:paragraph-properties fo:margin-left="0.4925in" fo:margin-right="0in" fo:text-indent="0in" style:auto-text-indent="false"/>
      <style:text-properties style:font-name="Calibri" fo:language="ro" fo:country="RO" officeooo:rsid="00603d52" officeooo:paragraph-rsid="00603d52"/>
    </style:style>
    <style:style style:name="P51" style:family="paragraph" style:parent-style-name="Standard">
      <style:text-properties style:font-name="Calibri" fo:language="ro" fo:country="RO" fo:font-weight="bold" officeooo:rsid="005fd069" officeooo:paragraph-rsid="005fd069" style:font-weight-asian="bold" style:font-weight-complex="bold"/>
    </style:style>
    <style:style style:name="P52" style:family="paragraph" style:parent-style-name="Standard">
      <style:paragraph-properties fo:text-align="justify" style:justify-single-word="false"/>
      <style:text-properties style:font-name="Calibri" fo:language="ro" fo:country="RO" fo:font-weight="bold" officeooo:rsid="005ad930" officeooo:paragraph-rsid="005ad930" style:font-weight-asian="bold" style:font-weight-complex="bold"/>
    </style:style>
    <style:style style:name="P53" style:family="paragraph" style:parent-style-name="Standard">
      <style:paragraph-properties fo:text-align="justify" style:justify-single-word="false"/>
      <style:text-properties style:font-name="Calibri" fo:language="ro" fo:country="RO" fo:font-weight="bold" officeooo:rsid="006d6363" officeooo:paragraph-rsid="006d6363" style:font-weight-asian="bold" style:font-weight-complex="bold"/>
    </style:style>
    <style:style style:name="P54" style:family="paragraph" style:parent-style-name="Standard" style:list-style-name="L2">
      <style:text-properties style:font-name="Calibri" fo:language="ro" fo:country="RO" officeooo:rsid="005fd069" officeooo:paragraph-rsid="005fd069"/>
    </style:style>
    <style:style style:name="P55" style:family="paragraph" style:parent-style-name="Standard" style:list-style-name="L3">
      <style:text-properties style:font-name="Calibri" fo:language="ro" fo:country="RO" officeooo:rsid="005fd069" officeooo:paragraph-rsid="005fd069"/>
    </style:style>
    <style:style style:name="P56" style:family="paragraph" style:parent-style-name="Standard" style:list-style-name="L3">
      <style:text-properties style:font-name="Calibri" fo:language="ro" fo:country="RO" officeooo:rsid="005fd069" officeooo:paragraph-rsid="00659644"/>
    </style:style>
    <style:style style:name="P57" style:family="paragraph" style:parent-style-name="Standard" style:list-style-name="L4">
      <style:text-properties style:font-name="Calibri" fo:language="ro" fo:country="RO" officeooo:rsid="005fd069" officeooo:paragraph-rsid="00603d52"/>
    </style:style>
    <style:style style:name="P58" style:family="paragraph" style:parent-style-name="Standard" style:list-style-name="L4">
      <style:text-properties style:font-name="Calibri" fo:language="ro" fo:country="RO" officeooo:rsid="005fd069" officeooo:paragraph-rsid="005fd069"/>
    </style:style>
    <style:style style:name="P59" style:family="paragraph" style:parent-style-name="Standard" style:list-style-name="L1" style:master-page-name="">
      <loext:graphic-properties draw:fill="none"/>
      <style:paragraph-properties fo:margin-left="0.5in" fo:margin-right="0in" fo:text-indent="-0.1866in" style:auto-text-indent="false" style:page-number="auto" fo:background-color="transparent">
        <style:tab-stops>
          <style:tab-stop style:position="-0.1902in"/>
        </style:tab-stops>
      </style:paragraph-properties>
      <style:text-properties style:font-name="Calibri" fo:language="ro" fo:country="RO" officeooo:rsid="005fd069" officeooo:paragraph-rsid="005fd069"/>
    </style:style>
    <style:style style:name="P60" style:family="paragraph" style:parent-style-name="Standard" style:list-style-name="L1">
      <loext:graphic-properties draw:fill="none"/>
      <style:paragraph-properties fo:margin-left="0.5in" fo:margin-right="0in" fo:text-indent="-0.1866in" style:auto-text-indent="false" fo:background-color="transparent">
        <style:tab-stops>
          <style:tab-stop style:position="-0.1902in"/>
        </style:tab-stops>
      </style:paragraph-properties>
      <style:text-properties style:font-name="Calibri" fo:language="ro" fo:country="RO" officeooo:rsid="005fd069" officeooo:paragraph-rsid="005fd069"/>
    </style:style>
    <style:style style:name="T1" style:family="text">
      <style:text-properties officeooo:rsid="001705cd"/>
    </style:style>
    <style:style style:name="T2" style:family="text">
      <style:text-properties officeooo:rsid="001a534b"/>
    </style:style>
    <style:style style:name="T3" style:family="text">
      <style:text-properties officeooo:rsid="001bcf8b"/>
    </style:style>
    <style:style style:name="T4" style:family="text">
      <style:text-properties officeooo:rsid="001cd7d6"/>
    </style:style>
    <style:style style:name="T5" style:family="text">
      <style:text-properties officeooo:rsid="001e5dee"/>
    </style:style>
    <style:style style:name="T6" style:family="text">
      <style:text-properties officeooo:rsid="001ea07a"/>
    </style:style>
    <style:style style:name="T7" style:family="text">
      <style:text-properties officeooo:rsid="00216af3"/>
    </style:style>
    <style:style style:name="T8" style:family="text">
      <style:text-properties officeooo:rsid="0022ef40"/>
    </style:style>
    <style:style style:name="T9" style:family="text">
      <style:text-properties officeooo:rsid="002bfff2"/>
    </style:style>
    <style:style style:name="T10" style:family="text">
      <style:text-properties officeooo:rsid="002d8f6f"/>
    </style:style>
    <style:style style:name="T11" style:family="text">
      <style:text-properties officeooo:rsid="0030633a"/>
    </style:style>
    <style:style style:name="T12" style:family="text">
      <style:text-properties fo:font-variant="normal" fo:text-transform="none" fo:color="#0a0a0a"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a0a0a"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45ebcd"/>
    </style:style>
    <style:style style:name="T16" style:family="text">
      <style:text-properties fo:font-variant="normal" fo:text-transform="none" fo:color="#000000" fo:letter-spacing="normal" fo:font-style="normal" fo:font-weight="normal" officeooo:rsid="0047e383"/>
    </style:style>
    <style:style style:name="T17" style:family="text">
      <style:text-properties fo:font-variant="normal" fo:text-transform="none" fo:color="#000000" fo:letter-spacing="normal" fo:font-style="normal" fo:font-weight="normal" officeooo:rsid="004b48bd"/>
    </style:style>
    <style:style style:name="T18" style:family="text">
      <style:text-properties fo:font-variant="normal" fo:text-transform="none" fo:color="#000000" fo:letter-spacing="normal" fo:font-style="normal" fo:font-weight="normal" officeooo:rsid="005215a9"/>
    </style:style>
    <style:style style:name="T19" style:family="text">
      <style:text-properties fo:font-weight="bold" style:font-weight-asian="bold" style:font-weight-complex="bold"/>
    </style:style>
    <style:style style:name="T20" style:family="text">
      <style:text-properties fo:font-weight="bold" officeooo:rsid="003af287" style:font-weight-asian="bold" style:font-weight-complex="bold"/>
    </style:style>
    <style:style style:name="T21" style:family="text">
      <style:text-properties officeooo:rsid="003af287"/>
    </style:style>
    <style:style style:name="T22" style:family="text">
      <style:text-properties fo:background-color="transparent" loext:char-shading-value="0"/>
    </style:style>
    <style:style style:name="T23" style:family="text">
      <style:text-properties officeooo:rsid="003dc008" fo:background-color="transparent" loext:char-shading-value="0"/>
    </style:style>
    <style:style style:name="T24" style:family="text">
      <style:text-properties officeooo:rsid="003dd176"/>
    </style:style>
    <style:style style:name="T25" style:family="text">
      <style:text-properties officeooo:rsid="0047e383"/>
    </style:style>
    <style:style style:name="T26" style:family="text">
      <style:text-properties officeooo:rsid="0048e649"/>
    </style:style>
    <style:style style:name="T27" style:family="text">
      <style:text-properties officeooo:rsid="0049fe97"/>
    </style:style>
    <style:style style:name="T28" style:family="text">
      <style:text-properties officeooo:rsid="004b48bd"/>
    </style:style>
    <style:style style:name="T29" style:family="text">
      <style:text-properties officeooo:rsid="004c3b73"/>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4c3b73" style:font-style-asian="italic" style:font-style-complex="italic"/>
    </style:style>
    <style:style style:name="T33" style:family="text">
      <style:text-properties fo:font-style="italic" officeooo:rsid="004ff209" style:font-style-asian="italic" style:font-style-complex="italic"/>
    </style:style>
    <style:style style:name="T34" style:family="text">
      <style:text-properties fo:font-style="italic" officeooo:rsid="004e31b3" style:font-style-asian="italic" style:font-style-complex="italic"/>
    </style:style>
    <style:style style:name="T35" style:family="text">
      <style:text-properties fo:font-style="italic" officeooo:rsid="00545629" style:font-style-asian="italic" style:font-style-complex="italic"/>
    </style:style>
    <style:style style:name="T36" style:family="text">
      <style:text-properties fo:font-style="italic" officeooo:rsid="00160e4b" style:font-style-asian="italic" style:font-style-complex="italic"/>
    </style:style>
    <style:style style:name="T37" style:family="text">
      <style:text-properties officeooo:rsid="004e31b3"/>
    </style:style>
    <style:style style:name="T38" style:family="text">
      <style:text-properties officeooo:rsid="005215a9"/>
    </style:style>
    <style:style style:name="T39" style:family="text">
      <style:text-properties officeooo:rsid="0056b5ab"/>
    </style:style>
    <style:style style:name="T40" style:family="text">
      <style:text-properties officeooo:rsid="005ad930"/>
    </style:style>
    <style:style style:name="T41" style:family="text">
      <style:text-properties fo:font-weight="normal" style:font-weight-asian="normal" style:font-weight-complex="normal"/>
    </style:style>
    <style:style style:name="T42" style:family="text">
      <style:text-properties fo:font-weight="normal" officeooo:rsid="005e9e45" style:font-weight-asian="normal" style:font-weight-complex="normal"/>
    </style:style>
    <style:style style:name="T43" style:family="text">
      <style:text-properties fo:font-weight="normal" officeooo:rsid="00659644" style:font-weight-asian="normal" style:font-weight-complex="normal"/>
    </style:style>
    <style:style style:name="T44" style:family="text">
      <style:text-properties officeooo:rsid="005b5b94"/>
    </style:style>
    <style:style style:name="T45" style:family="text">
      <style:text-properties fo:font-style="normal" style:font-style-asian="normal" style:font-style-complex="normal"/>
    </style:style>
    <style:style style:name="T46" style:family="text">
      <style:text-properties officeooo:rsid="00603d52"/>
    </style:style>
    <style:style style:name="T47" style:family="text">
      <style:text-properties officeooo:rsid="0061cc93"/>
    </style:style>
    <style:style style:name="T48" style:family="text">
      <style:text-properties officeooo:rsid="00659644"/>
    </style:style>
    <style:style style:name="T49" style:family="text">
      <style:text-properties officeooo:rsid="0066d850"/>
    </style:style>
    <style:style style:name="T50" style:family="text">
      <style:text-properties officeooo:rsid="005fd069"/>
    </style:style>
    <style:style style:name="T51" style:family="text">
      <style:text-properties officeooo:rsid="00699c92"/>
    </style:style>
    <style:style style:name="T52" style:family="text">
      <style:text-properties officeooo:rsid="006b3141"/>
    </style:style>
    <style:style style:name="T53" style:family="text">
      <style:text-properties officeooo:rsid="006bf190"/>
    </style:style>
    <style:style style:name="T54" style:family="text">
      <style:text-properties fo:font-size="12pt" fo:font-style="italic" fo:font-weight="normal" officeooo:rsid="006bf190" style:font-size-asian="12pt" style:font-style-asian="italic" style:font-weight-asian="normal" style:font-size-complex="12pt" style:font-weight-complex="normal"/>
    </style:style>
    <style:style style:name="T55" style:family="text">
      <style:text-properties fo:font-size="12pt" fo:font-style="normal" fo:font-weight="normal" officeooo:rsid="006bf190" style:font-size-asian="12pt" style:font-style-asian="normal" style:font-weight-asian="normal" style:font-size-complex="12pt" style:font-style-complex="normal" style:font-weight-complex="normal"/>
    </style:style>
    <style:style style:name="T56" style:family="text">
      <style:text-properties officeooo:rsid="006d63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zentare Ana</text:p>
      <text:p text:style-name="P17"/>
      <text:p text:style-name="P4">Sunt Ana-Maria Bădescu, psiholog cu drept de liberă practică în specialitățile psihologie organizațională și psihoterapie <text:span text:style-name="T10">cognitiv-comportamentală</text:span>. Am o experiență de peste 25 ani în selecția și evaluarea de personal, training, dezvoltarea și coordonarea de programe pentru dezvoltarea echipelor, leadership organizațional, dezvoltare<text:span text:style-name="T9">a</text:span> personală a angajaților, consiliere psihologică și psihoterapie. </text:p>
      <text:p text:style-name="P2">Am devenit <text:span text:style-name="T11">psiholog</text:span> pentru că <text:span text:style-name="T2">m-a atras dintotdeauna </text:span>complexitatea minții umane, <text:span text:style-name="T4">mi-am dorit să mă cunosc și să devin o versiune mai bună a mea. </text:span></text:p>
      <text:p text:style-name="P2"><text:span text:style-name="T11">Pe măsură ce am câștigat experiență profesională, am învățat, mai mult decât încrederea în cunoștințele dobândite, că avem </text:span>capacitatea de a <text:span text:style-name="T6">ne depăși </text:span>limitele și de <text:span text:style-name="T4">a evolua</text:span>, chiar și <text:span text:style-name="T6">în momente de blocaj sau suferință. </text:span></text:p>
      <text:p text:style-name="P2"><text:span text:style-name="T5">Pentru mine, î</text:span>nsoțirea unui <text:span text:style-name="T3">alt </text:span>om pe <text:span text:style-name="T4">drumul </text:span>dezvoltării <text:span text:style-name="T1">personale </text:span>și <text:span text:style-name="T6">al </text:span>vindecării <text:span text:style-name="T8">emoționale </text:span>este un privilegiu și o responsabilitate.<text:span text:style-name="T7"> Îmi doresc să construiesc relații bazate pe respect, acceptare, empatie <text:s text:c="2"/>și autenticitate. </text:span></text:p>
      <text:p text:style-name="P3"/>
      <text:p text:style-name="P12"/>
      <text:p text:style-name="P8">Articol <text:span text:style-name="T39">1</text:span></text:p>
      <text:p text:style-name="P6"/>
      <text:p text:style-name="P6">Ce este și cum poți afla dacă psihoterapia-cognitiv comportamentală este potrivită pentru tine?</text:p>
      <text:p text:style-name="P5"/>
      <text:p text:style-name="P45"><text:span text:style-name="T14">Terapia Cognitiv-Comportamentală </text:span><text:span text:style-name="T15">(</text:span><text:span text:style-name="T14">în engleză Cognitive Behavioral Therapy - </text:span><text:span text:style-name="T15">CBT</text:span><text:span text:style-name="T14">) este o </text:span><text:span text:style-name="T16">formă de intervenție psihologică validată </text:span><text:span text:style-name="T14">științific, </text:span><text:span text:style-name="T16">axată pe rezolvarea de probleme, </text:span><text:span text:style-name="T15">de durată relativ </text:span><text:span text:style-name="T14">scurtă, încurajând </text:span><text:span text:style-name="T16">persoana </text:span><text:span text:style-name="T14">să dezvolte abilități de autoreglare </text:span><text:span text:style-name="T18">și </text:span><text:span text:style-name="T17">să facă schimbările dorite în viața de zi cu zi. </text:span></text:p>
      <text:p text:style-name="P45">Este un proces colaborativ, terapeutul <text:span text:style-name="T25">ghidează persoana în a înțelege</text:span> cu acuratețe maniera în care a dezvoltat <text:span text:style-name="T25">anumite </text:span>probleme <text:span text:style-name="T26">și pune accentul pe învățarea unor </text:span>deprinderi durabile, care <text:span text:style-name="T26">o </text:span>ajută să <text:span text:style-name="T28">se poziționeze</text:span> mai obiectiv și flexibil <text:span text:style-name="T28">în raport cu dificultățile resimțite</text:span>. </text:p>
      <text:p text:style-name="P41"><text:span text:style-name="T27">Terapia cognitiv-comportamentală are </text:span>la bază premisa că gândurile (cognițiile sau cum interpretez<text:span text:style-name="T28">i</text:span> o situație), emoțiile și comportamentele sunt interconectate. <text:span text:style-name="T27">Imaginează-ți că</text:span> <text:span text:style-name="T27">sunt ca un „lanț”. Dacă schimbi o verigă, se schimbă tot lanțul. </text:span></text:p>
      <text:p text:style-name="P42"/>
      <text:p text:style-name="P42">Dincolo de cuvinte complicate, un exemplu poate fi de ajutor: </text:p>
      <text:p text:style-name="P42">1. Situația sau evenimentul activator (A): <text:span text:style-name="T31">ți se întâmplă ceva...</text:span></text:p>
      <text:p text:style-name="P42">2. Gândurile <text:span text:style-name="T29">(engl. </text:span><text:span text:style-name="T32">beliefs</text:span><text:span text:style-name="T29">-B) reprezintă </text:span>tot ceea ce îți spui în minte în legătură cu A, uneori automat, fără să îți dai seama.</text:p>
      <text:p text:style-name="P43">Exemple: <text:span text:style-name="T31">nu mă place nimeni, sunt incapabil, înto</text:span><text:span text:style-name="T35">t</text:span><text:span text:style-name="T31">deauna X face așa.</text:span></text:p>
      <text:p text:style-name="P43">3. Apar consecințele (C):</text:p>
      <text:p text:style-name="P48">- reacțiile tale emoționale la acele gânduri; <text:span text:style-name="T37">de exemplu, emoții ca </text:span><text:span text:style-name="T31">rușine, tristețe, furie </text:span><text:span text:style-name="T33">etc.</text:span></text:p>
      <text:p text:style-name="P48">- acțiunile sau comportamentele, adică ce faci mai departe - <text:span text:style-name="T31">eviți situația?, nu mai încerci?, </text:span><text:span text:style-name="T34">ridici tonul vocii?</text:span></text:p>
      <text:p text:style-name="P43"/>
      <text:p text:style-name="P44">Terapia te învață:</text:p>
      <text:p text:style-name="P44">- să observi gândurile automate,</text:p>
      <text:p text:style-name="P44">- să le pui sub semnul întrebării și să identifici interpetări alternative,</text:p>
      <text:p text:style-name="P44">- să pui în practică acțiuni <text:span text:style-name="T38">diferite</text:span>, <text:span text:style-name="T37">să iei decizii </text:span>mai adaptate contextului și nevoilor tale. </text:p>
      <text:p text:style-name="P41"/>
      <text:p text:style-name="P14"><text:soft-page-break/></text:p>
      <text:p text:style-name="P15">Poți găsi ușor multe informații în legătură cu această școală de psihoterapie, dar cum poți afla dacă poate fi potrivită nevoilor tale?</text:p>
      <text:p text:style-name="P15"/>
      <text:p text:style-name="P15">Așadar, ce anume îți dorești?</text:p>
      <text:p text:style-name="P15"/>
      <text:p text:style-name="P16"><text:span text:style-name="Strong_20_Emphasis"><text:span text:style-name="T12">- psihoterapie cu eficiență validată?</text:span></text:span></text:p>
      <text:p text:style-name="P16"><text:span text:style-name="Strong_20_Emphasis"><text:span text:style-name="T13">Psihoterapia cognitiv-comportamnetală este </text:span></text:span><text:span text:style-name="T13">considerată „standardul de aur” pentru tratarea anxietății, depresiei, atacurilor de panică și a tulburărilor obsesiv-compulsive, fiind susținută de numeroase studii științifice.</text:span></text:p>
      <text:p text:style-name="P35"/>
      <text:p text:style-name="P46">- o intervenție structurată, orientată spre obiective?</text:p>
      <text:p text:style-name="P37">Împreună cu terapeutul vei discuta care sunt prioritățile tale, iar acesta te va ajuta să setezi obiective realiste, raportate la contextul tău de viață.</text:p>
      <text:p text:style-name="P35"/>
      <text:p text:style-name="P37"><text:span text:style-name="T19">- </text:span><text:span text:style-name="T20">practică, nu doar discuții?</text:span></text:p>
      <text:p text:style-name="P37"><text:span text:style-name="T21">Punem accentul pe modul în care vei implementa în viața de zi cu zi cele discutate în terapie. Altfel, nu vei ști dacă într-adevăr funcționează pentru tine. Vei primi exerciții, fișe de lucru personalizate. </text:span><text:span text:style-name="T22">Cercetările au demonstrat că </text:span><text:span text:style-name="T23">persoanele</text:span><text:span text:style-name="T22"> care </text:span><text:span text:style-name="T23">se implică în proces și în afara ședințelor propriu-zise,</text:span><text:span text:style-name="T22"> </text:span><text:span text:style-name="T23">își ating obiectivele </text:span><text:span text:style-name="T22">mai repede și starea lor îmbunătățită se menține mai multă vreme. Exemple de astfel de </text:span><text:span text:style-name="T23">exerciții </text:span><text:span text:style-name="T22">sunt: monitorizarea stărilor emoționale, a gândurilor și a comportamentelor </text:span><text:span text:style-name="T23">tale</text:span><text:span text:style-name="T22">, programarea activităților, contracararea gândurilor negative, optimizarea stilului de comunicare cu ceilalți și altele. </text:span></text:p>
      <text:p text:style-name="P36"/>
      <text:p text:style-name="P47">- schimbare comportamentală?</text:p>
      <text:p text:style-name="P37"><text:span text:style-name="T21">Vei învăța abilități utile pe termen lung. </text:span>Dacă <text:span text:style-name="T24">a</text:span>i merge la un antrenor personal la o sală de sport, <text:span text:style-name="T24">te-ai</text:span> aștepta <text:span text:style-name="T24">ca acesta să îți arate cum să realizezi </text:span>exercițiile chiar și în absența sa. Același principiu este valabil și în terapia cognitiv-comportamentală. Ceea ce <text:span text:style-name="T24">înveți</text:span> în cadrul terapiei, <text:span text:style-name="T24">vei putea aplica și</text:span> în afara ședințelor, pe cont propriu.</text:p>
      <text:p text:style-name="P35"/>
      <text:p text:style-name="P38">Dacă ai răspuns afirmativ la întrebările de mai sus, te invităm să ne contactezi și vom discuta mai detaliat despre cum te poate ajuta psihoterapia cognitiv-comportamentală. </text:p>
      <text:p text:style-name="P34"/>
      <text:p text:style-name="P39">Bibliografie: <text:span text:style-name="T30">Planuri de tratament și intervenții pentru depresie și anxietate</text:span>, Ediția a doua (The Guilford Press, 2012). Drepturi de autor Robert L. Leahy, Stephen J. Holland și Lata McGinn. </text:p>
      <text:p text:style-name="P13"/>
      <text:p text:style-name="P18"/>
      <text:p text:style-name="P1"/>
      <text:p text:style-name="P9"/>
      <text:p text:style-name="P9"/>
      <text:p text:style-name="P9"/>
      <text:p text:style-name="P9"/>
      <text:p text:style-name="P9"/>
      <text:p text:style-name="P9"/>
      <text:p text:style-name="P9"/>
      <text:p text:style-name="P9"/>
      <text:p text:style-name="P53"><text:soft-page-break/>Articol 2 </text:p>
      <text:p text:style-name="P10"/>
      <text:p text:style-name="P10">Dacă nu este doar timiditate? Când teama de a fi evaluat și blocajele emoționale în public devin semnale că este timpul să ceri ajutor?</text:p>
      <text:p text:style-name="P10"/>
      <text:p text:style-name="P19">Se spune că peste 70% dintre oameni prezintă teama de a vorbi în public, iar <text:span text:style-name="T56">ceilalți</text:span> nu vor să recunoască. </text:p>
      <text:p text:style-name="P19"><text:span text:style-name="T48">Prin urmare</text:span>, <text:span text:style-name="T48">este </text:span>probabil că, la întrebarea <text:span text:style-name="T31">„</text:span><text:span text:style-name="T36">Ai emoții când </text:span><text:span text:style-name="T31">trebuie să </text:span><text:span text:style-name="T36">vorbești în public?</text:span><text:span text:style-name="T31">”, </text:span><text:span text:style-name="T45">vei răspunde</text:span><text:span text:style-name="T31"> „Da, normal!”.</text:span></text:p>
      <text:p text:style-name="P20"/>
      <text:p text:style-name="P20">Dar…</text:p>
      <text:p text:style-name="P20"><text:span text:style-name="T40">Teama</text:span> e<text:span text:style-name="T40">ste</text:span> atât de mare încât începi să eviți situațiile <text:span text:style-name="T40">sociale</text:span>? <text:span text:style-name="T40">T</text:span>e gândești zile întregi înainte <text:span text:style-name="T40">de o expunere, întâlnire, </text:span>la ce ar putea merge prost? <text:span text:style-name="T40">D</text:span>upă o conversație îți repeți în minte tot ce ai spus și te critici?</text:p>
      <text:p text:style-name="P20">S-ar putea să fie mai mult decât timiditate <text:span text:style-name="T44">sau emoții obișnuite. </text:span></text:p>
      <text:p text:style-name="P20"/>
      <text:p text:style-name="P22"><text:span text:style-name="T41">În psihologie, vorbim despre anxietate socială </text:span><text:span text:style-name="T42">(sau fobie socială)</text:span><text:span text:style-name="T41"> atunci când persoana resimte o teamă/ </text:span><text:span text:style-name="T43">frică</text:span><text:span text:style-name="T41"> </text:span><text:span text:style-name="T7">intensă și persistentă în una sau mai multe situații sociale în care </text:span>este <text:span text:style-name="T7">expus</text:span>ă<text:span text:style-name="T7"> posibilei evaluări de către alții. Printre situațiile care declanșează simptomele anxietății sociale, se numără: vorbitul în public, întâlnirea unor persoane noi, mâncatul în public, discuțiile în contradictoriu, conversațiile cu persoane cu statut superior. În asemenea contexte, persoanele cu anxietate socială se tem că vor fi criticate ori judecate în termeni negativi, fie pentru că nu au avut rezultate adecvate, fie pentru că pur și simplu se vede că sunt anxioase. </text:span></text:p>
      <text:p text:style-name="P21"/>
      <text:p text:style-name="P51">Ce poți observa, la tine sau la cineva apropiat?</text:p>
      <text:p text:style-name="P26">Semnale emoționale și cognitive</text:p>
      <text:list xml:id="list3502847024" text:style-name="L1">
        <text:list-item>
          <text:p text:style-name="P59">Teamă puternică înainte de prezentări, <text:s/>examene orale, intervenții la ședințe, întâlniri cu persoane noi, </text:p>
        </text:list-item>
        <text:list-item>
          <text:p text:style-name="P60"><text:span text:style-name="T48">G</text:span>ânduri/ <text:span text:style-name="T46">afirmații </text:span>frecvente precum:</text:p>
        </text:list-item>
      </text:list>
      <text:p text:style-name="P49"><text:s text:c="8"/>„O să spun ceva <text:span text:style-name="T48">greșit</text:span>.”</text:p>
      <text:p text:style-name="P49"><text:s text:c="8"/>„Se vede că sunt emoționat/<text:span text:style-name="T46">ă</text:span>.”</text:p>
      <text:p text:style-name="P49"><text:s text:c="8"/>„Toți mă judecă.”</text:p>
      <text:p text:style-name="P50"><text:s text:c="8"/>„O să mă fac de râs.”</text:p>
      <text:list xml:id="list2457237231" text:style-name="L2">
        <text:list-item>
          <text:p text:style-name="P54">Analizarea excesivă a interacțiunilor după ce s-au terminat („De ce am zis asta?”)</text:p>
        </text:list-item>
      </text:list>
      <text:p text:style-name="P23"/>
      <text:p text:style-name="P26">Semnale fizice</text:p>
      <text:list xml:id="list3296533635" text:style-name="L3">
        <text:list-item>
          <text:p text:style-name="P55">Roșe<text:span text:style-name="T56">a</text:span>ță intensă,</text:p>
        </text:list-item>
        <text:list-item>
          <text:p text:style-name="P55">Tremur al vocii sau al mâinilor,</text:p>
        </text:list-item>
        <text:list-item>
          <text:p text:style-name="P55">Transpirație,</text:p>
        </text:list-item>
        <text:list-item>
          <text:p text:style-name="P55">Palpitații,</text:p>
        </text:list-item>
        <text:list-item>
          <text:p text:style-name="P55">Nod în gât,</text:p>
        </text:list-item>
        <text:list-item>
          <text:p text:style-name="P55">Senzație de gol în stomac,</text:p>
        </text:list-item>
        <text:list-item>
          <text:p text:style-name="P56">Evitarea contactului vizual.</text:p>
        </text:list-item>
      </text:list>
      <text:p text:style-name="P24"><text:span text:style-name="T46">De cele mai multe ori, </text:span>frica de a avea aceste simptome în public devine uneori mai puternică decât situația în sine.</text:p>
      <text:p text:style-name="P23"/>
      <text:p text:style-name="P26"><text:soft-page-break/>Semnale comportamentale </text:p>
      <text:list xml:id="list1089081420" text:style-name="L4">
        <text:list-item>
          <text:p text:style-name="P57">Evitarea <text:span text:style-name="T46">situațiilor de expunere socială,</text:span></text:p>
        </text:list-item>
        <text:list-item>
          <text:p text:style-name="P58">Lipsa implicării <text:span text:style-name="T46">sau r</text:span>efuzul participării la evenimente sociale,</text:p>
        </text:list-item>
        <text:list-item>
          <text:p text:style-name="P58">Amânarea interacțiunilor cu colegi, <text:span text:style-name="T46">persoane noi.</text:span></text:p>
        </text:list-item>
      </text:list>
      <text:p text:style-name="P23"/>
      <text:p text:style-name="P27">Dacă îți dai seama că aceste reacții îți afectează semnificativ performanța academică, activitățile profesionale sau relațiile cu ceilalți, atunci <text:span text:style-name="T50">nu ignora. Conștientizarea este primul pas spre schimbare. <text:s/></text:span></text:p>
      <text:p text:style-name="P25">Este important să știi <text:span text:style-name="T47">că</text:span> anxietatea socială este frecven<text:span text:style-name="T51">t întâlnită și tratabilă</text:span>.<text:line-break/><text:span text:style-name="T49">N</text:span>u înseamnă că „nu ești suficient de bun” <text:span text:style-name="T46">sau că e ceva „greșit” la tine.</text:span></text:p>
      <text:p text:style-name="P29"/>
      <text:p text:style-name="P11">Care sunt rezultatele pe care le poți obține prin psihoterapie?</text:p>
      <text:p text:style-name="P30">1. Să recunoști gândurile/ <text:span text:style-name="T52">interpetările negative legate de participarea la diverse situații sociale și să le înlocuiești cu alternative mai realiste.</text:span></text:p>
      <text:p text:style-name="P31">2. Să pui sub semnul întrebării cu blândețe, compasiune și logică convingerile care te limitează.</text:p>
      <text:p text:style-name="P31">3. Să utilizezi strategii variate pentru a te confruna cu disconfortul, în timp ce îți exersezi „mușchii toleranței la anxietate”.</text:p>
      <text:p text:style-name="P31">4. Să avansezi în direcția confruntării cu situațiile de care îți este teamă <text:span text:style-name="T53">și să îți atingi scopurile pe plan social.</text:span></text:p>
      <text:p text:style-name="P28"/>
      <text:p text:style-name="P28"/>
      <text:p text:style-name="P32">Bibliografie: </text:p>
      <text:p text:style-name="P33"><text:span text:style-name="T54">- Curajul social, </text:span><text:span text:style-name="T55">Dr. Eric Goodman, editura Curtea Veche, 2021;</text:span></text:p>
      <text:p text:style-name="P40"><text:span text:style-name="T30">- Planuri de tratament și intervenții pentru depresie și anxietate</text:span>, Robert L. Leahy, Stephen J. Holland și Lata McGinn, The Guilford Press, 20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3-08T11:29:04.213000000</meta:creation-date>
    <dc:date>2026-04-05T21:30:18.933000000</dc:date>
    <meta:editing-duration>PT6H21M11S</meta:editing-duration>
    <meta:editing-cycles>39</meta:editing-cycles>
    <meta:generator>Ultra_Office/6.2.3.2$Windows_x86 LibreOffice_project/</meta:generator>
    <meta:document-statistic meta:table-count="0" meta:image-count="0" meta:object-count="0" meta:page-count="4" meta:paragraph-count="73" meta:word-count="1237" meta:character-count="8122" meta:non-whitespace-character-count="6914"/>
  </office:meta>
</office:document-meta>
</file>